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efa1d7" officeooo:paragraph-rsid="00efa1d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ec785c" officeooo:paragraph-rsid="00ec785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f1774d" officeooo:paragraph-rsid="00f1774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f304a0" officeooo:paragraph-rsid="00f304a0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f869ca" officeooo:paragraph-rsid="00f869ca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fa28b0" officeooo:paragraph-rsid="00fa28b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fd8232" officeooo:paragraph-rsid="00fd823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104b676" officeooo:paragraph-rsid="0104b67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1058f6b" officeooo:paragraph-rsid="01058f6b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1085ce0" officeooo:paragraph-rsid="01085ce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10bfb19" officeooo:paragraph-rsid="010bfb19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0f304a0" officeooo:paragraph-rsid="00f304a0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0fd3c84" officeooo:paragraph-rsid="00fd3c84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1058f6b" officeooo:paragraph-rsid="01058f6b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normal" officeooo:rsid="010bfb19" officeooo:paragraph-rsid="010bfb19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1102fd6" officeooo:paragraph-rsid="01102fd6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1102fd6" officeooo:paragraph-rsid="01102fd6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1114972" officeooo:paragraph-rsid="01114972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112df69" officeooo:paragraph-rsid="0112df69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4127"/>
    </style:style>
    <style:style style:name="T5" style:family="text">
      <style:text-properties officeooo:rsid="00e189ea"/>
    </style:style>
    <style:style style:name="T6" style:family="text">
      <style:text-properties officeooo:rsid="00e52bc2"/>
    </style:style>
    <style:style style:name="T7" style:family="text">
      <style:text-properties officeooo:rsid="00e76596"/>
    </style:style>
    <style:style style:name="T8" style:family="text">
      <style:text-properties officeooo:rsid="00e7bc47"/>
    </style:style>
    <style:style style:name="T9" style:family="text">
      <style:text-properties officeooo:rsid="00e97d72"/>
    </style:style>
    <style:style style:name="T10" style:family="text">
      <style:text-properties officeooo:rsid="00eb6d9e"/>
    </style:style>
    <style:style style:name="T11" style:family="text">
      <style:text-properties officeooo:rsid="00ee9437"/>
    </style:style>
    <style:style style:name="T12" style:family="text">
      <style:text-properties officeooo:rsid="00f1ef9b"/>
    </style:style>
    <style:style style:name="T13" style:family="text">
      <style:text-properties officeooo:rsid="00f47d34"/>
    </style:style>
    <style:style style:name="T14" style:family="text">
      <style:text-properties officeooo:rsid="00f5154c"/>
    </style:style>
    <style:style style:name="T15" style:family="text">
      <style:text-properties officeooo:rsid="00f6d61a"/>
    </style:style>
    <style:style style:name="T16" style:family="text">
      <style:text-properties officeooo:rsid="00f97f5b"/>
    </style:style>
    <style:style style:name="T17" style:family="text">
      <style:text-properties officeooo:rsid="00fa0b48"/>
    </style:style>
    <style:style style:name="T18" style:family="text">
      <style:text-properties officeooo:rsid="00fa969a"/>
    </style:style>
    <style:style style:name="T19" style:family="text">
      <style:text-properties officeooo:rsid="00ff6d56"/>
    </style:style>
    <style:style style:name="T20" style:family="text">
      <style:text-properties officeooo:rsid="01025295"/>
    </style:style>
    <style:style style:name="T21" style:family="text">
      <style:text-properties officeooo:rsid="01029891"/>
    </style:style>
    <style:style style:name="T22" style:family="text">
      <style:text-properties officeooo:rsid="0106a0e7"/>
    </style:style>
    <style:style style:name="T23" style:family="text">
      <style:text-properties officeooo:rsid="0107eb73"/>
    </style:style>
    <style:style style:name="T24" style:family="text">
      <style:text-properties officeooo:rsid="010a2875"/>
    </style:style>
    <style:style style:name="T25" style:family="text">
      <style:text-properties officeooo:rsid="010cfd0a"/>
    </style:style>
    <style:style style:name="T26" style:family="text">
      <style:text-properties officeooo:rsid="010e7f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3"/>
      <text:p text:style-name="P4">9h26-<text:span text:style-name="T4">12h2</text:span><text:span text:style-name="T5">4 : </text:span><text:span text:style-name="T6">Essai changement d’hébergeur pour le backend de Scalingo vers Firebase → échec</text:span></text:p>
      <text:p text:style-name="P4"/>
      <text:p text:style-name="P5">13h29-<text:span text:style-name="T7">17h31 : </text:span><text:span text:style-name="T8">Essai back4app avec base de donnée externe Oracle, presque fonctionnel, il faut autoriser l’authentification du serveur back4app auprès de la base de donnée.</text:span></text:p>
      <text:p text:style-name="P5"/>
      <text:p text:style-name="P7"><text:span text:style-name="T12">TOTAL : </text:span>7h</text:p>
      <text:p text:style-name="P5"/>
      <text:p text:style-name="P18">Vendredi 02 juin</text:p>
      <text:p text:style-name="P18"/>
      <text:p text:style-name="P6">9h10-<text:span text:style-name="T9">12h15 : </text:span><text:span text:style-name="T10">Déploiement sur l’hébergeur adaptative avec base de donnée Oracle fonctionnelle et changement total de style en cours</text:span></text:p>
      <text:p text:style-name="P6"/>
      <text:p text:style-name="P8">13h23-<text:span text:style-name="T11">17h30 : Changement de style presque terminé et optimisation du chargement des images avec compression presque finie</text:span></text:p>
      <text:p text:style-name="P8"/>
      <text:p text:style-name="P9"><text:span text:style-name="T12">TOTAL : </text:span>7h12</text:p>
      <text:p text:style-name="P9"/>
      <text:p text:style-name="P19">Lundi 05 juin</text:p>
      <text:p text:style-name="P19"/>
      <text:p text:style-name="P10">9h07-<text:span text:style-name="T13">12h37 : </text:span><text:span text:style-name="T14">Compression des images faite, essai de compression des documents → échec pour le moment, correction de l’ajout de texte avec accent dans les annonces presque finie </text:span><text:span text:style-name="T15">+ etat des lieux.</text:span></text:p>
      <text:p text:style-name="P10"/>
      <text:p text:style-name="P11">14h09-<text:span text:style-name="T16">17h27 : </text:span><text:span text:style-name="T17">Essai de correction du stockage des accents → sans succès.</text:span></text:p>
      <text:p text:style-name="P11"/>
      <text:p text:style-name="P12"><text:span text:style-name="T18">TOTAL : </text:span>6h48</text:p>
      <text:p text:style-name="P12"/>
      <text:p text:style-name="P20">Mardi 06 juin</text:p>
      <text:p text:style-name="P20"/>
      <text:p text:style-name="P13">9h01-<text:span text:style-name="T19">12h54 : </text:span><text:span text:style-name="T20">Correction de </text:span><text:span text:style-name="T21">la création et de </text:span><text:span text:style-name="T20">l’édition des annonces avec prise en charge des caractères spéciaux</text:span></text:p>
      <text:p text:style-name="P13"/>
      <text:p text:style-name="P14">13h54- <text:span text:style-name="T22">17h : Légère correction sur le style des annonces longues et préparation des studios pour visite</text:span></text:p>
      <text:p text:style-name="P14"/>
      <text:p text:style-name="P21">Mercredi 7 juin</text:p>
      <text:p text:style-name="P21"/>
      <text:p text:style-name="P15">9h14 – <text:span text:style-name="T23">12h14 : Correction envoie de messages avec caractères spéciaux presque terminée, création des annonces pour les appartements disponibles sur le site et légère amélioration du style actuel pour la liste des appartements</text:span></text:p>
      <text:p text:style-name="P15"/>
      <text:p text:style-name="P16">13h31-<text:span text:style-name="T24">17h31 : Ajout effet de chargement quand la requête au serveur est faite + Visites, contact avec les potentiels locataires, réfléxion sur style du site</text:span></text:p>
      <text:p text:style-name="P16"/>
      <text:p text:style-name="P22">Jeudi 08 juin</text:p>
      <text:p text:style-name="P17"/>
      <text:p text:style-name="P17">9h00-12h00 : Modification affichage des photos → non satisfaisant, correction contenu texte page d’accueil.</text:p>
      <text:p text:style-name="P17"><text:soft-page-break/>13h30 – <text:span text:style-name="T25">17h30 : Changement page d’accueil, menu de navigation restreint, correction du format d’image </text:span><text:span text:style-name="T26">des annonces et commencement d’un formulaire de contact type logement-etudiant.</text:span></text:p>
      <text:p text:style-name="P17"/>
      <text:p text:style-name="P23">Vendredi 9 juin</text:p>
      <text:p text:style-name="P23"/>
      <text:p text:style-name="P24">9h-10h30 : Intégration complète du formulaire sur la page d’un appartement</text:p>
      <text:p text:style-name="P25">11h-12h : prise photos et vérification des studios</text:p>
      <text:p text:style-name="P25"/>
      <text:p text:style-name="P26">13h-17h : Montage des chaises et accrochage des rideaux. Menu administration protégé avec mot de passe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09T15:07:25.995669371</dc:date>
    <meta:editing-duration>P1DT8H29M17S</meta:editing-duration>
    <meta:editing-cycles>193</meta:editing-cycles>
    <meta:generator>LibreOffice/7.3.7.2$Linux_X86_64 LibreOffice_project/30$Build-2</meta:generator>
    <meta:document-statistic meta:table-count="0" meta:image-count="0" meta:object-count="0" meta:page-count="2" meta:paragraph-count="26" meta:word-count="317" meta:character-count="2031" meta:non-whitespace-character-count="1736"/>
  </office:meta>
</office:document-meta>
</file>